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∀</mo>
      <mi mathvariant="italic">конечного</mi>
      <mrow>
        <mi>S</mi>
        <mo stretchy="false">⊂</mo>
        <msup>
          <mo stretchy="false">ℝ</mo>
          <mrow>
            <mtext>+</mtext>
          </mrow>
        </msup>
      </mrow>
      <mtext> </mtext>
      <mrow>
        <mrow>
          <mrow>
            <mrow>
              <munder>
                <mo stretchy="false">∑</mo>
                <mrow>
                  <mrow>
                    <mi>x</mi>
                    <mo stretchy="false">∈</mo>
                    <mi>S</mi>
                  </mrow>
                </mrow>
              </munder>
              <mi>u</mi>
            </mrow>
            <mrow>
              <mo stretchy="false">(</mo>
              <mrow>
                <mi>x</mi>
              </mrow>
              <mo stretchy="false">)</mo>
            </mrow>
          </mrow>
          <mo stretchy="false">≤</mo>
          <mn>1</mn>
        </mrow>
      </mrow>
      <mo stretchy="false">⇒</mo>
      <mrow>
        <mrow>
          <mrow>
            <mrow>
              <munder>
                <mo stretchy="false">∑</mo>
                <mrow>
                  <mrow>
                    <mi>x</mi>
                    <mo stretchy="false">∈</mo>
                    <mi>S</mi>
                  </mrow>
                </mrow>
              </munder>
              <mi>x</mi>
            </mrow>
          </mrow>
          <mo stretchy="false">≤</mo>
          <mn>1</mn>
        </mrow>
      </mrow>
    </mrow>
    <annotation encoding="StarMath 5.0">forall конечного S subset setR^{"+"} " " {{sum csub {x in S} u(x)} &lt;= 1} drarrow {{sum csub {x in S} x} &lt;= 1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Жесткий Диск</meta:initial-creator>
    <meta:creation-date>2014-02-03T21:08:11.995000000</meta:creation-date>
    <meta:generator>LibreOffice/4.1.2.3$Windows_x86 LibreOffice_project/40b2d7fde7e8d2d7bc5a449dc65df4d08a7dd38</meta:generator>
  </office:meta>
</office:document-meta>
</file>